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hart.getY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getFormattedXAx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hart.getX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getXAx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setXAxi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setYAxis( String 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setCaption( String ca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getCa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setY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getWid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hart.getHeigh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hart.getValue( SamplingStatCalculator sta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Chart.setX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setBufferedImage( BufferedImage 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getBuffered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AbstractCh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hart.getYAx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